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2.334cm"/>
    </style:style>
    <style:style style:name="co5" style:family="table-column">
      <style:table-column-properties fo:break-before="auto" style:column-width="14.305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3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s" fo:country="CO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3pt" style:font-size-asian="13pt" style:font-size-complex="13pt"/>
    </style:style>
    <style:style style:name="ce10" style:family="table-cell" style:parent-style-name="Default">
      <style:text-properties style:font-name="Liberation Sans" fo:font-size="13pt" style:text-underline-style="solid" style:text-underline-width="auto" style:text-underline-color="font-color" style:font-size-asian="13pt" style:font-size-complex="13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" fo:font-size="13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>
      <style:text-properties fo:font-size="13pt" style:text-underline-style="none" style:font-size-asian="13pt" style:font-size-complex="13pt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7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17"/>
        <table:table-column table:style-name="co6" table:default-cell-style-name="ce10"/>
        <table:table-column table:style-name="co2" table:default-cell-style-name="Default"/>
        <table:table-row table:style-name="ro1">
          <table:table-cell table:style-name="ce3" office:value-type="string" calcext:value-type="string">
            <text:p>Rutas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Permiso</text:p>
          </table:table-cell>
          <table:table-cell table:style-name="ce3" office:value-type="string" calcext:value-type="string">
            <text:p>Parametros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Methodo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INICIO</text:p>
          </table:table-cell>
          <table:covered-table-cell table:number-columns-repeated="4" table:style-name="ce12"/>
          <table:covered-table-cell table:style-name="ce17"/>
          <table:table-cell/>
        </table:table-row>
        <table:table-row table:style-name="ro3">
          <table:table-cell table:style-name="ce5" office:value-type="string" calcext:value-type="string">
            <text:p>127.0.0.1:8000/api/login</text:p>
          </table:table-cell>
          <table:table-cell table:number-columns-repeated="2" table:style-name="ce17" office:value-type="string" calcext:value-type="string">
            <text:p>no</text:p>
          </table:table-cell>
          <table:table-cell office:value-type="string" calcext:value-type="string">
            <text:p>email, password</text:p>
          </table:table-cell>
          <table:table-cell office:value-type="string" calcext:value-type="string">
            <text:p>de aca se saca el token</text:p>
          </table:table-cell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recuperarContrasena</text:p>
          </table:table-cell>
          <table:table-cell table:number-columns-repeated="2" table:style-name="ce17" office:value-type="string" calcext:value-type="string">
            <text:p>no</text:p>
          </table:table-cell>
          <table:table-cell office:value-type="string" calcext:value-type="string">
            <text:p>email</text:p>
          </table:table-cell>
          <table:table-cell/>
          <table:table-cell table:style-name="ce14" office:value-type="string" calcext:value-type="string">
            <text:p>POST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6" table:number-rows-spanned="1">
            <text:p>PERMISOS</text:p>
          </table:table-cell>
          <table:covered-table-cell table:number-columns-repeated="2" table:style-name="ce17"/>
          <table:covered-table-cell table:style-name="ce13"/>
          <table:covered-table-cell/>
          <table:covered-table-cell table:style-name="ce17"/>
          <table:table-cell/>
        </table:table-row>
        <table:table-row table:style-name="ro2">
          <table:table-cell table:style-name="ce5" office:value-type="string" calcext:value-type="string">
            <text:p>127.0.0.1:8000/api/permisoCre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nombre, codigo, id_padre (opcional)</text:p>
          </table:table-cell>
          <table:table-cell table:style-name="ce14"/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permisoActualiz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nombre, codigo, id_padre (opcional) , id</text:p>
          </table:table-cell>
          <table:table-cell/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permisoMostrar/1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1 = al id de la peticion</text:p>
          </table:table-cell>
          <table:table-cell table:style-name="ce17" office:value-type="string" calcext:value-type="string">
            <text:p>GET</text:p>
          </table:table-cell>
          <table:table-cell/>
        </table:table-row>
        <table:table-row table:style-name="ro2">
          <table:table-cell office:value-type="string" calcext:value-type="string">
            <text:p>127.0.0.1:8000/api/permisoList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er_page = se susa para controlar la paginacion</text:p>
          </table:table-cell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8" office:value-type="string" calcext:value-type="string">
            <text:p>127.0.0.1:8000/api/permisoElimin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ROL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table:style-name="ce5" office:value-type="string" calcext:value-type="string">
            <text:p>127.0.0.1:8000/api/rolMostrar/1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7" office:value-type="string" calcext:value-type="string">
            <text:p>GE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rolCre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nombre,descripcion, estado, permiso (opcional)</text:p>
          </table:table-cell>
          <table:table-cell office:value-type="string" calcext:value-type="string">
            <text:p>los permisos e enviaran por id separados por coma es decier 1,2,3,4</text:p>
          </table:table-cell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rolActualiz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nombre,descripcion, estado, id, permiso (opcional</text:p>
          </table:table-cell>
          <table:table-cell/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rolListar</text:p>
          </table:table-cell>
          <table:table-cell table:number-columns-repeated="2" table:style-name="ce17" office:value-type="string" calcext:value-type="string">
            <text:p>si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er_page = se susa para controlar la paginacion</text:p>
          </table:table-cell>
          <table:table-cell table:style-name="ce17" office:value-type="string" calcext:value-type="string">
            <text:p>POST</text:p>
          </table:table-cell>
          <table:table-cell table:style-name="ce15"/>
        </table:table-row>
        <table:table-row table:style-name="ro2">
          <table:table-cell table:style-name="ce5" office:value-type="string" calcext:value-type="string">
            <text:p>127.0.0.1:8000/api/rolEliminar/1</text:p>
          </table:table-cell>
          <table:table-cell table:number-columns-repeated="2" table:style-name="ce17" office:value-type="string" calcext:value-type="string">
            <text:p>si</text:p>
          </table:table-cell>
          <table:table-cell table:style-name="ce14" office:value-type="string" calcext:value-type="string">
            <text:p>id</text:p>
          </table:table-cell>
          <table:table-cell/>
          <table:table-cell table:style-name="ce17" office:value-type="string" calcext:value-type="string">
            <text:p>POS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USUARIO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table:style-name="ce9" office:value-type="string" calcext:value-type="string">
            <text:p>127.0.0.1:8000/api/usuariosList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page</text:p>
          </table:table-cell>
          <table:table-cell table:style-name="ce10"/>
          <table:table-cell table:style-name="ce9" office:value-type="string" calcext:value-type="string">
            <text:p>POST</text:p>
          </table:table-cell>
          <table:table-cell/>
        </table:table-row>
        <table:table-row table:style-name="ro2">
          <table:table-cell table:style-name="ce10" office:value-type="string" calcext:value-type="string">
            <text:p>127.0.0.1:8000/api/usuariosCrear</text:p>
          </table:table-cell>
          <table:table-cell table:number-columns-repeated="2" office:value-type="string" calcext:value-type="string">
            <text:p>si</text:p>
          </table:table-cell>
          <table:table-cell table:style-name="ce11" office:value-type="string" calcext:value-type="string">
            <text:p>usuario, email, password, rol_id, superadmin</text:p>
          </table:table-cell>
          <table:table-cell table:style-name="ce9"/>
          <table:table-cell table:style-name="ce9" office:value-type="string" calcext:value-type="string">
            <text:p>POST</text:p>
          </table:table-cell>
          <table:table-cell/>
        </table:table-row>
        <table:table-row table:style-name="ro2">
          <table:table-cell table:style-name="ce11" office:value-type="string" calcext:value-type="string">
            <text:p>127.0.0.1:8000/api/usuariosActualizar</text:p>
          </table:table-cell>
          <table:table-cell table:number-columns-repeated="2" office:value-type="string" calcext:value-type="string">
            <text:p>si</text:p>
          </table:table-cell>
          <table:table-cell table:style-name="ce11" office:value-type="string" calcext:value-type="string">
            <text:p>usuario, email, password, rol_id, id, superadmin</text:p>
          </table:table-cell>
          <table:table-cell table:style-name="ce9"/>
          <table:table-cell table:style-name="ce9" office:value-type="string" calcext:value-type="string">
            <text:p>POST</text:p>
          </table:table-cell>
          <table:table-cell/>
        </table:table-row>
        <table:table-row table:style-name="ro2">
          <table:table-cell table:style-name="ce11" office:value-type="string" calcext:value-type="string">
            <text:p>127.0.0.1:8000/api/usuarioMostrar/1</text:p>
          </table:table-cell>
          <table:table-cell table:number-columns-repeated="2" office:value-type="string" calcext:value-type="string">
            <text:p>si</text:p>
          </table:table-cell>
          <table:table-cell table:style-name="ce10" office:value-type="string" calcext:value-type="string">
            <text:p>id</text:p>
          </table:table-cell>
          <table:table-cell table:style-name="ce9"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table:style-name="ce9" office:value-type="string" calcext:value-type="string">
            <text:p>127.0.0.1:8000/api/usuariosEliminar</text:p>
          </table:table-cell>
          <table:table-cell table:number-columns-repeated="2" office:value-type="string" calcext:value-type="string">
            <text:p>si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HOTEL</text:p>
          </table:table-cell>
          <table:covered-table-cell table:number-columns-repeated="5" table:style-name="Default"/>
          <table:table-cell/>
        </table:table-row>
        <table:table-row table:style-name="ro2">
          <table:table-cell office:value-type="string" calcext:value-type="string">
            <text:p>127.0.0.1:8000/api/hotelActualiz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direccion,ciudad_id,contacto,contacto_telefono,contacto_cargo,telefono,nit,razon_social,cantidad_habitaciones,email,tipo_contribuyente,usuario_id,id</text:p>
          </table:table-cell>
          <table:table-cell office:value-type="string" calcext:value-type="string">
            <text:p>usuario_id = es el usuario que crea el hotel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otelCre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direccion,ciudad_id,contacto,contacto_telefono,contacto_cargo,telefono,nit,razon_social,cantidad_habitaciones,email,tipo_contribuyente,usuario_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otelList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per_page = se susa para controlar la pagin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otelEdit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7" office:value-type="string" calcext:value-type="string">
            <text:p>GE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hotelMostrar/id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style-name="ce17" office:value-type="string" calcext:value-type="string">
            <text:p>GET</text:p>
          </table:table-cell>
          <table:table-cell/>
        </table:table-row>
        <table:table-row table:style-name="ro2">
          <table:table-cell table:style-name="ce5" office:value-type="string" calcext:value-type="string">
            <text:p>127.0.0.1:8000/api/hotelEliminar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HABITACION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office:value-type="string" calcext:value-type="string">
            <text:p>127.0.0.1:8000/api/habitacionesCre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estado, <text:s/>tipo, capacidad_personas, precio, usuario_modifica, diseno_json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abitacionesActualiz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estado, <text:s/>tipo, capacidad_personas, precio, usuario_modifica, diseno_json,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abitacionesElimin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abitacionesListar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per_page = se susa para controlar la pagin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habitacionesMostr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office:value-type="string" calcext:value-type="string">
            <text:p>127.0.0.1:8000/api/desocuparHabitacionClient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, id_detalle</text:p>
          </table:table-cell>
          <table:table-cell office:value-type="string" calcext:value-type="string">
            <text:p>id =&gt; id habitacion , id_detalle = tabla detalle de la habit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clienteEdit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office:value-type="string" calcext:value-type="string">
            <text:p>127.0.0.1:8000/api/ocuparHabitacionClient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usuario_id, cliente_id, habitacion_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PRODUCTOS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office:value-type="string" calcext:value-type="string">
            <text:p>127.0.0.1:8000/api/productoCre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descripcion,imagen,precio,cantidad,estado,inventario_id</text:p>
          </table:table-cell>
          <table:table-cell office:value-type="string" calcext:value-type="string">
            <text:p>el campo imagen es el nombre de la image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productoActualiz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descripcion,imagen,precio,cantidad,estado,inventario_id, 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productoElimin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productoListar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per_page = se susa para controlar la pagin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productoEditar/id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14"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office:value-type="string" calcext:value-type="string">
            <text:p>127.0.0.1:8000/api/productoMostr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INVENTARIOS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office:value-type="string" calcext:value-type="string">
            <text:p>127.0.0.1:8000/api/inventarioCre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hotel_id, est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inventarioActualiz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hotel_id, estado, 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inventarioElimin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inventarioListar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per_page = se susa para controlar la pagin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inventarioMostr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CLIENTES</text:p>
          </table:table-cell>
          <table:covered-table-cell table:number-columns-repeated="2" table:style-name="ce17"/>
          <table:covered-table-cell table:number-columns-repeated="2"/>
          <table:covered-table-cell table:style-name="ce17"/>
          <table:table-cell/>
        </table:table-row>
        <table:table-row table:style-name="ro2">
          <table:table-cell office:value-type="string" calcext:value-type="string">
            <text:p>127.0.0.1:8000/api/clientesCre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hotel_id, est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clientesActualiz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mbre, descripcion, hotel_id, estado, 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clientesElimin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clientesListar</text:p>
          </table:table-cell>
          <table:table-cell table:number-columns-repeated="2" office:value-type="string" calcext:value-type="string">
            <text:p>si</text:p>
          </table:table-cell>
          <table:table-cell table:style-name="ce14" office:value-type="string" calcext:value-type="string">
            <text:p>page</text:p>
          </table:table-cell>
          <table:table-cell table:style-name="ce14" office:value-type="string" calcext:value-type="string">
            <text:p>per_page = se susa para controlar la paginacion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2">
          <table:table-cell office:value-type="string" calcext:value-type="string">
            <text:p>127.0.0.1:8000/api/clientesMostr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/>
          <table:table-cell table:style-name="ce14" office:value-type="string" calcext:value-type="string">
            <text:p>GET</text:p>
          </table:table-cell>
          <table:table-cell/>
        </table:table-row>
        <table:table-row table:style-name="ro2">
          <table:table-cell office:value-type="string" calcext:value-type="string">
            <text:p>127.0.0.1:8000/api/clienteEditar/id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d</text:p>
          </table:table-cell>
          <table:table-cell table:style-name="Default"/>
          <table:table-cell table:style-name="ce25" office:value-type="string" calcext:value-type="string">
            <text:p>G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7:41:22.154908882</meta:creation-date>
    <dc:date>2023-11-24T15:21:27.673980389</dc:date>
    <meta:editing-duration>PT4H55M11S</meta:editing-duration>
    <meta:editing-cycles>8</meta:editing-cycles>
    <meta:generator>LibreOffice/7.3.7.2$Linux_X86_64 LibreOffice_project/30$Build-2</meta:generator>
    <meta:document-statistic meta:table-count="1" meta:cell-count="268" meta:object-count="0"/>
  </office:meta>
</office:document-meta>
</file>